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!/bin/bash</text:p>
      <text:p text:style-name="Standard"/>
      <text:p text:style-name="Standard"/>
      <text:p text:style-name="Standard">createAddressBook()</text:p>
      <text:p text:style-name="Standard">{</text:p>
      <text:p text:style-name="Standard"/>
      <text:p text:style-name="Standard"><text:tab/>#echo</text:p>
      <text:p text:style-name="Standard"><text:tab/>if [ e $addressbook.txt]</text:p>
      <text:p text:style-name="Standard"><text:s text:c="7"/>then</text:p>
      <text:p text:style-name="Standard"><text:tab/>echo "Address Book already created"</text:p>
      <text:p text:style-name="Standard"><text:s text:c="7"/>else</text:p>
      <text:p text:style-name="Standard"><text:tab/>touch addressbook.txt</text:p>
      <text:p text:style-name="Standard"><text:s text:c="10"/>echo "addressbook<text:s/>created"</text:p>
      <text:p text:style-name="Standard"/>
      <text:p text:style-name="Standard"><text:s text:c="7"/>fi</text:p>
      <text:p text:style-name="Standard">}</text:p>
      <text:p text:style-name="Standard"/>
      <text:p text:style-name="Standard"/>
      <text:p text:style-name="Standard">insertARecord()</text:p>
      <text:p text:style-name="Standard">{</text:p>
      <text:p text:style-name="Standard"><text:s text:c="5"/>echo</text:p>
      <text:p text:style-name="Standard"><text:s text:c="5"/>while true</text:p>
      <text:p text:style-name="Standard"><text:s text:c="5"/>do</text:p>
      <text:p text:style-name="Standard"/>
      <text:p text:style-name="Standard"><text:tab/>echo "to add a record to address book,please enter the information in this"</text:p>
      <text:p text:style-name="Standard"><text:tab/>echo "format: \"last name,first name,email,phone number\"<text:s/>(no of quotes or space)."</text:p>
      <text:p text:style-name="Standard"><text:tab/>echo "example: verma,rajat,rajatverma@gmail.com,1234567890"</text:p>
      <text:p text:style-name="Standard"><text:tab/>echo "to quit press 'q'."</text:p>
      <text:p text:style-name="Standard"><text:tab/>read <text:s/>aInput</text:p>
      <text:p text:style-name="Standard"><text:tab/>if ["$aInput"=='q']</text:p>
      <text:p text:style-name="Standard"><text:s text:c="2"/><text:tab/><text:s text:c="6"/>then</text:p>
      <text:p text:style-name="Standard"><text:tab/><text:s text:c="6"/>break</text:p>
      <text:p text:style-name="Standard"><text:s/><text:tab/>fi</text:p>
      <text:p text:style-name="Standard"><text:s text:c="4"/><text:tab/>echo</text:p>
      <text:p text:style-name="Standard"><text:s/><text:tab/>echo $aInput&gt;&gt;addressbook.txt</text:p>
      <text:p text:style-name="Standard"><text:tab/>echo "The record inserted in address book."</text:p>
      <text:p text:style-name="Standard"><text:tab/>echo</text:p>
      <text:p text:style-name="Standard"><text:s text:c="6"/>done</text:p>
      <text:p text:style-name="Standard">}</text:p>
      <text:p text:style-name="Standard">viewRecord()</text:p>
      <text:p text:style-name="Standard">{</text:p>
      <text:p text:style-name="Standard"><text:s text:c="4"/>echo</text:p>
      <text:p text:style-name="Standard"><text:s text:c="4"/>while true</text:p>
      <text:p text:style-name="Standard"><text:s text:c="4"/>do</text:p>
      <text:p text:style-name="Standard"><text:tab/>echo "To display a record,enter the last name of the person(case sensitive)."</text:p>
      <text:p text:style-name="Standard"><text:tab/>echo "to quit,press 'q'."</text:p>
      <text:p text:style-name="Standard"><text:tab/>read dInput</text:p>
      <text:p text:style-name="Standard"><text:tab/>if ["$dInput"=='q']</text:p>
      <text:p text:style-name="Standard"><text:tab/><text:s text:c="5"/>then</text:p>
      <text:soft-page-break/>
      <text:p text:style-name="Standard"><text:tab/><text:s text:c="5"/>break</text:p>
      <text:p text:style-name="Standard"><text:tab/>fi<text:tab/></text:p>
      <text:p text:style-name="Standard"><text:tab/>echo</text:p>
      <text:p text:style-name="Standard"><text:tab/>echo "Display records for \"$dInput\":"</text:p>
      <text:p text:style-name="Standard"><text:tab/>grep ^"$dInput"<text:s/>addressbook.txt <text:s text:c="4"/>#searching the lines by last name(the first field in the record)</text:p>
      <text:p text:style-name="Standard"><text:tab/>RETURNSTATUS=`echo $?`</text:p>
      <text:p text:style-name="Standard"><text:tab/>if [ $RETURNSTATUS -eq 1 ]</text:p>
      <text:p text:style-name="Standard"><text:tab/><text:s text:c="5"/>then</text:p>
      <text:p text:style-name="Standard"><text:tab/><text:s text:c="5"/>echo "No records found with last name of \"$dInput\"."</text:p>
      <text:p text:style-name="Standard"><text:tab/>fi</text:p>
      <text:p text:style-name="Standard"><text:s/><text:tab/>echo</text:p>
      <text:p text:style-name="Standard"><text:s text:c="5"/>done</text:p>
      <text:p text:style-name="Standard">}</text:p>
      <text:p text:style-name="Standard"/>
      <text:p text:style-name="Standard"/>
      <text:p text:style-name="Standard">modifyRecord()</text:p>
      <text:p text:style-name="Standard">{</text:p>
      <text:p text:style-name="Standard"><text:s text:c="4"/>echo</text:p>
      <text:p text:style-name="Standard"><text:s text:c="4"/>while true</text:p>
      <text:p text:style-name="Standard"><text:s text:c="4"/>do</text:p>
      <text:p text:style-name="Standard"><text:s text:c="5"/><text:tab/>echo "To modify a record,enter any search string,e.g. last name or email address (case sensitive)."</text:p>
      <text:p text:style-name="Standard"><text:tab/>echo "When finished editing addess book,enter 'q' to quit."</text:p>
      <text:p text:style-name="Standard"><text:tab/>read eInput</text:p>
      <text:p text:style-name="Standard"><text:tab/>if [ "$eInput" =='q' ]</text:p>
      <text:p text:style-name="Standard"><text:tab/><text:s text:c="8"/>then</text:p>
      <text:p text:style-name="Standard"><text:tab/><text:s/><text:tab/>break</text:p>
      <text:p text:style-name="Standard"><text:tab/>fi</text:p>
      <text:p text:style-name="Standard"><text:tab/>echo</text:p>
      <text:p text:style-name="Standard"><text:tab/>echo "Listing records for \"$eInput\":"</text:p>
      <text:p text:style-name="Standard"><text:tab/>grep -n "$eInput" addressbook.txt</text:p>
      <text:p text:style-name="Standard"><text:tab/>RETURNSTATUS=`echo $?`</text:p>
      <text:p text:style-name="Standard"><text:tab/>if [ $RETURNSTATUS -eq 1 ]</text:p>
      <text:p text:style-name="Standard"><text:tab/><text:s text:c="4"/>then</text:p>
      <text:p text:style-name="Standard"><text:tab/><text:s text:c="4"/>echo "No record found for \"$eInput\""</text:p>
      <text:p text:style-name="Standard"><text:tab/>else</text:p>
      <text:p text:style-name="Standard"><text:tab/><text:s text:c="4"/>echo</text:p>
      <text:p text:style-name="Standard"><text:tab/><text:s text:c="4"/>echo " Enter the line <text:s/>number (the fist number of the entery) that you'd like to edit."</text:p>
      <text:p text:style-name="Standard"><text:tab/><text:s text:c="4"/>read lineNumber</text:p>
      <text:p text:style-name="Standard"><text:tab/><text:s text:c="4"/>echo</text:p>
      <text:p text:style-name="Standard"><text:tab/><text:s text:c="4"/>for line in `grep -n "$eInput" addressbook.txt`</text:p>
      <text:p text:style-name="Standard"><text:tab/><text:s text:c="4"/>do</text:p>
      <text:p text:style-name="Standard"><text:tab/><text:tab/>number=`echo "$line" | cut -c1`</text:p>
      <text:p text:style-name="Standard"><text:tab/><text:tab/>if [ $number -eq $lineNumber ]</text:p>
      <text:p text:style-name="Standard"><text:tab/><text:tab/>then<text:s/><text:tab/><text:tab/></text:p>
      <text:p text:style-name="Standard"><text:tab/><text:tab/>echo "what would you like to change it to?Use the format:"</text:p>
      <text:p text:style-name="Standard"><text:tab/><text:tab/>echo "\"last name,first name,email url,phone number\"(no quotes or space)."</text:p>
      <text:p text:style-name="Standard"><text:tab/><text:tab/>read edit</text:p>
      <text:soft-page-break/>
      <text:p text:style-name="Standard"><text:tab/><text:tab/>lineChange="${lineNumber}s"</text:p>
      <text:p text:style-name="Standard"><text:tab/><text:tab/>sed -i -e "$lineChange/.*/$edit/" addressbook.txt</text:p>
      <text:p text:style-name="Standard"><text:tab/><text:tab/>echo</text:p>
      <text:p text:style-name="Standard"><text:tab/><text:tab/>echo "address book updated"</text:p>
      <text:p text:style-name="Standard"><text:tab/><text:s text:c="4"/>fi</text:p>
      <text:p text:style-name="Standard"><text:s text:c="2"/><text:tab/>done</text:p>
      <text:p text:style-name="Standard"><text:s text:c="4"/>fi</text:p>
      <text:p text:style-name="Standard"><text:s text:c="4"/>echo</text:p>
      <text:p text:style-name="Standard"><text:s text:c="2"/>done</text:p>
      <text:p text:style-name="Standard">}</text:p>
      <text:p text:style-name="Standard"><text:s/></text:p>
      <text:p text:style-name="Standard"/>
      <text:p text:style-name="Standard"/>
      <text:p text:style-name="Standard">deleteRecord()</text:p>
      <text:p text:style-name="Standard">{</text:p>
      <text:p text:style-name="Standard"><text:s text:c="3"/>echo</text:p>
      <text:p text:style-name="Standard"><text:s text:c="3"/>while true</text:p>
      <text:p text:style-name="Standard"><text:s text:c="3"/>do</text:p>
      <text:p text:style-name="Standard"><text:s/><text:tab/>echo "To remove a record,enter any research string,e.g.last name or email<text:s/>address(case sensitive)."</text:p>
      <text:p text:style-name="Standard"><text:tab/>echo "If finished, enter 'q' to quit."</text:p>
      <text:p text:style-name="Standard"><text:tab/>read rInput</text:p>
      <text:p text:style-name="Standard"><text:tab/>if [ "$rInput"=='q']</text:p>
      <text:p text:style-name="Standard"><text:tab/><text:s text:c="6"/>then</text:p>
      <text:p text:style-name="Standard"><text:tab/><text:s text:c="6"/>break</text:p>
      <text:p text:style-name="Standard"><text:tab/>fi</text:p>
      <text:p text:style-name="Standard"><text:tab/>echo</text:p>
      <text:p text:style-name="Standard"><text:tab/>echo "Listing records for \"$rInput\":"</text:p>
      <text:p text:style-name="Standard"><text:tab/>grep -n "$rInput" addressbook.txt</text:p>
      <text:p text:style-name="Standard"><text:tab/>RETURNSTATUS=`echo $?`</text:p>
      <text:p text:style-name="Standard"><text:tab/>if [ $RETURNSTATUS<text:s/>-eq 1 ]</text:p>
      <text:p text:style-name="Standard"><text:tab/><text:s text:c="4"/>then</text:p>
      <text:p text:style-name="Standard"><text:tab/><text:s text:c="4"/>echo "No records found for \"$rInput\""</text:p>
      <text:p text:style-name="Standard"><text:tab/>else</text:p>
      <text:p text:style-name="Standard"><text:tab/><text:s text:c="5"/>echo</text:p>
      <text:p text:style-name="Standard"><text:tab/><text:s text:c="5"/>echo "Enter the line number (the first number of the entry) of the record you want to remove."</text:p>
      <text:p text:style-name="Standard"><text:tab/><text:s text:c="5"/>read lineNumber</text:p>
      <text:p text:style-name="Standard"><text:tab/><text:s text:c="5"/>for line in `grep -n "$rInput" addressbook.txt`</text:p>
      <text:p text:style-name="Standard"><text:tab/><text:s text:c="5"/>do</text:p>
      <text:p text:style-name="Standard"><text:tab/><text:tab/><text:s text:c="2"/>number=`echo "$line" | cut -c1`</text:p>
      <text:p text:style-name="Standard"><text:tab/><text:tab/><text:s text:c="2"/>if [ $number -eq $lineNumber ]</text:p>
      <text:p text:style-name="Standard"><text:s/><text:tab/><text:tab/><text:s text:c="2"/>then</text:p>
      <text:p text:style-name="Standard"><text:s text:c="5"/><text:tab/><text:tab/><text:s text:c="2"/>lineRemove="${lineNumber}d"</text:p>
      <text:p text:style-name="Standard"><text:tab/><text:tab/><text:s text:c="2"/>sed -i -e "$lineRemove" addressbook.txt</text:p>
      <text:p text:style-name="Standard"><text:s text:c="18"/>echo "The record was removed from the address book."</text:p>
      <text:p text:style-name="Standard"><text:tab/><text:s text:c="5"/>fi</text:p>
      <text:p text:style-name="Standard"><text:s text:c="9"/>done</text:p>
      <text:p text:style-name="Standard"><text:s text:c="6"/>fi</text:p>
      <text:soft-page-break/>
      <text:p text:style-name="Standard"><text:s text:c="6"/>echo</text:p>
      <text:p text:style-name="Standard"><text:s text:c="3"/>done</text:p>
      <text:p text:style-name="Standard">}</text:p>
      <text:p text:style-name="Standard"/>
      <text:p text:style-name="Standard"/>
      <text:p text:style-name="Standard"/>
      <text:p text:style-name="Standard">searchRecord()</text:p>
      <text:p text:style-name="Standard">{</text:p>
      <text:p text:style-name="Standard"><text:s text:c="3"/>echo</text:p>
      <text:p text:style-name="Standard"><text:s text:c="3"/>while true</text:p>
      <text:p text:style-name="Standard"><text:s text:c="3"/>do</text:p>
      <text:p text:style-name="Standard"><text:tab/>echo "To<text:s/>search for a record,enter any search string ,e.g. last name or email address (car sensitive)."</text:p>
      <text:p text:style-name="Standard"><text:tab/>echo "the format of a record is \"Last name,firstname,email address,phone nember\"."</text:p>
      <text:p text:style-name="Standard"><text:tab/>echo "Example : Verma,Rajat,rajatverma@gmail.com,1234567890"</text:p>
      <text:p text:style-name="Standard"><text:tab/>echo "for exit,enter 'q'."</text:p>
      <text:p text:style-name="Standard"><text:tab/>read sInput</text:p>
      <text:p text:style-name="Standard"><text:tab/>if ["$sInput"=='q']</text:p>
      <text:p text:style-name="Standard"><text:tab/><text:s text:c="3"/>then</text:p>
      <text:p text:style-name="Standard"><text:tab/><text:s text:c="3"/>break</text:p>
      <text:p text:style-name="Standard"><text:s text:c="8"/>fi</text:p>
      <text:p text:style-name="Standard"><text:tab/>echo</text:p>
      <text:p text:style-name="Standard"><text:s text:c="8"/>echo "Listing records for \"$sInput\":"</text:p>
      <text:p text:style-name="Standard"><text:tab/>grep "$sInput" addressbook.txt</text:p>
      <text:p text:style-name="Standard"><text:tab/>RETURNSTATUS=`echo $?`</text:p>
      <text:p text:style-name="Standard"><text:tab/>if [$RETURNSTATUS -eq 1]</text:p>
      <text:p text:style-name="Standard"><text:tab/><text:s text:c="4"/>then</text:p>
      <text:p text:style-name="Standard"><text:tab/><text:s text:c="4"/>echo "No records found for \"$sInput\"."</text:p>
      <text:p text:style-name="Standard"><text:s text:c="8"/>fi</text:p>
      <text:p text:style-name="Standard"><text:s text:c="10"/>echo</text:p>
      <text:p text:style-name="Standard"><text:s text:c="6"/>done</text:p>
      <text:p text:style-name="Standard">}</text:p>
      <text:p text:style-name="Standard">echo</text:p>
      <text:p text:style-name="Standard">lastCharOfFile=`tail -c 1 addressbook.txt` # checking to make sure the .txt file ends with newline character</text:p>
      <text:p text:style-name="Standard">if [ -n "$lastCharOfFile" ]</text:p>
      <text:p text:style-name="Standard"><text:tab/>then</text:p>
      <text:p text:style-name="Standard"><text:tab/>echo &gt;&gt; addressbook.txt</text:p>
      <text:p text:style-name="Standard">fi</text:p>
      <text:p text:style-name="Standard">echo "address book?"</text:p>
      <text:p text:style-name="Standard">echo "enter your choice"</text:p>
      <text:p text:style-name="Standard">echo "1--&gt;create <text:s/>address book"</text:p>
      <text:p text:style-name="Standard">echo "2--&gt;insert a record"</text:p>
      <text:p text:style-name="Standard">echo "3--&gt;view one or more records"</text:p>
      <text:p text:style-name="Standard">echo "4--&gt;modify a record"</text:p>
      <text:p text:style-name="Standard">echo "5--&gt;delete a single record"</text:p>
      <text:p text:style-name="Standard">echo "6--&gt;search for records"</text:p>
      <text:p text:style-name="Standard">echo "7--&gt;exit"</text:p>
      <text:p text:style-name="Standard">echo</text:p>
      <text:soft-page-break/>
      <text:p text:style-name="Standard">read input</text:p>
      <text:p text:style-name="Standard">case $input in</text:p>
      <text:p text:style-name="Standard"><text:tab/>1) createAddressBook;;</text:p>
      <text:p text:style-name="Standard"><text:tab/>2) insertARecord;;</text:p>
      <text:p text:style-name="Standard"><text:tab/>3) viewRecord;;</text:p>
      <text:p text:style-name="Standard"><text:tab/>4) modifyRecord;;</text:p>
      <text:p text:style-name="Standard"><text:tab/>5) deleteRecord;;</text:p>
      <text:p text:style-name="Standard"><text:tab/>6) searchRecord;;</text:p>
      <text:p text:style-name="Standard"><text:tab/>7) exit;;</text:p>
      <text:p text:style-name="Standard">esac</text:p>
      <text:p text:style-name="Standard"/>
      <text:p text:style-name="Standard"/>
      <text:p text:style-name="Standard"/>
      <text:p text:style-name="Standard">echo</text:p>
      <text:p text:style-name="Standard"/>
      <text:p text:style-name="Standard"/>
      <text:p text:style-name="Standard"><text:s text:c="6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mrut@amrut-HP-Compaq-Pro-4300-SFF-PC:~$ ./book2.sh<?opendocument cursor-position?>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p text:style-name="Standard">7--&gt;exit</text:p>
      <text:p text:style-name="Standard"/>
      <text:p text:style-name="Standard">1</text:p>
      <text:p text:style-name="Standard">./book2.sh: line 8: [: missing `]'</text:p>
      <text:p text:style-name="Standard">addressbook created</text:p>
      <text:p text:style-name="Standard"/>
      <text:p text:style-name="Standard">amrut@amrut-HP-Compaq-Pro-4300-SFF-PC:~$ ./book2.sh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<text:s/>single record</text:p>
      <text:p text:style-name="Standard">6--&gt;search for records</text:p>
      <text:p text:style-name="Standard">7--&gt;exit</text:p>
      <text:p text:style-name="Standard"/>
      <text:p text:style-name="Standard">2</text:p>
      <text:p text:style-name="Standard"/>
      <text:p text:style-name="Standard">to add a record to address book,please enter the information in this</text:p>
      <text:p text:style-name="Standard">format: "last name,first name,email,phone number" (no of quotes or space).</text:p>
      <text:p text:style-name="Standard">example: verma,rajat,rajatverma@gmail.com,1234567890</text:p>
      <text:p text:style-name="Standard">to quit press 'q'.</text:p>
      <text:p text:style-name="Standard">shirole,siddhi,shirolesiddhi220^@gmail.com,9822616192</text:p>
      <text:p text:style-name="Standard">./book2.sh: line 30: [shirole,siddhi,shirolesiddhi220gmail.com,9822616192==q]: command not found</text:p>
      <text:p text:style-name="Standard"/>
      <text:p text:style-name="Standard">The record inserted in address book.</text:p>
      <text:p text:style-name="Standard"/>
      <text:p text:style-name="Standard">to add a record to address book,please enter the information<text:s/>in this</text:p>
      <text:p text:style-name="Standard">format: "last name,first name,email,phone number" (no of quotes or space).</text:p>
      <text:p text:style-name="Standard">example: verma,rajat,rajatverma@gmail.com,1234567890</text:p>
      <text:p text:style-name="Standard">to quit press 'q'.</text:p>
      <text:p text:style-name="Standard">shelke,pratksha,shelkepratiksha^@gmail.com,8669018686</text:p>
      <text:p text:style-name="Standard">./book2.sh: line 30:<text:s/>[shelke,pratksha,shelkepratikshagmail.com,8669018686==q]: command not found</text:p>
      <text:p text:style-name="Standard"/>
      <text:p text:style-name="Standard">The record inserted in address book.</text:p>
      <text:p text:style-name="Standard"/>
      <text:p text:style-name="Standard">to add a record to address book,please enter the information in this</text:p>
      <text:soft-page-break/>
      <text:p text:style-name="Standard">format: "last name,first name,email,phone number" (no of quotes or space).</text:p>
      <text:p text:style-name="Standard">example: verma,rajat,rajatverma@gmail.com,1234567890</text:p>
      <text:p text:style-name="Standard">to quit press 'q'.</text:p>
      <text:p text:style-name="Standard">^Z</text:p>
      <text:p text:style-name="Standard">[1]+ <text:s/>Stopped <text:s text:c="16"/>./book2.sh</text:p>
      <text:p text:style-name="Standard">amrut@amrut-HP-Compaq-Pro-4300-SFF-PC:~$ ./book2.sh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p text:style-name="Standard">7--&gt;exit</text:p>
      <text:p text:style-name="Standard"/>
      <text:p text:style-name="Standard">3</text:p>
      <text:p text:style-name="Standard"/>
      <text:p text:style-name="Standard">To display a record,enter the last name of the person(case sensitive).</text:p>
      <text:p text:style-name="Standard">to quit,press 'q'.</text:p>
      <text:p text:style-name="Standard">shirole</text:p>
      <text:p text:style-name="Standard">./book2.sh: line 48: [shirole<text:s/>==q]: command not found</text:p>
      <text:p text:style-name="Standard"/>
      <text:p text:style-name="Standard">Display records for "tajane":</text:p>
      <text:p text:style-name="Standard">shirole,siddhi,shirolesiddhi220^@gmail.com,9822616192</text:p>
      <text:p text:style-name="Standard"/>
      <text:p text:style-name="Standard">To display a record,enter the last name of the person(case sensitive).</text:p>
      <text:p text:style-name="Standard">to quit,press 'q'.</text:p>
      <text:p text:style-name="Standard">shelke <text:s text:c="3"/></text:p>
      <text:p text:style-name="Standard">./book2.sh: line 48: [shelke==q]: command not found</text:p>
      <text:p text:style-name="Standard"/>
      <text:p text:style-name="Standard">Display records for "shelke":</text:p>
      <text:p text:style-name="Standard">shelke,pratksha,shelkepratikshagmail.com,8669018686</text:p>
      <text:p text:style-name="Standard"/>
      <text:p text:style-name="Standard">To display a record,enter the last name of the person(case sensitive).</text:p>
      <text:p text:style-name="Standard">to quit,press 'q'.</text:p>
      <text:p text:style-name="Standard">^Z</text:p>
      <text:p text:style-name="Standard">[2]+ <text:s/>Stopped <text:s text:c="16"/>./book2.sh</text:p>
      <text:p text:style-name="Standard">amrut@amrut-HP-Compaq-Pro-4300-SFF-PC:~$ ./book2.sh</text:p>
      <text:p text:style-name="Standard"/>
      <text:p text:style-name="Standard">address<text:s/>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soft-page-break/>
      <text:p text:style-name="Standard">7--&gt;exit</text:p>
      <text:p text:style-name="Standard"/>
      <text:p text:style-name="Standard">4</text:p>
      <text:p text:style-name="Standard"/>
      <text:p text:style-name="Standard">To modify a record,enter any search string,e.g. last name or email address<text:s/>(case sensitive).</text:p>
      <text:p text:style-name="Standard">When finished editing addess book,enter 'q' to quit.</text:p>
      <text:p text:style-name="Standard">tajane</text:p>
      <text:p text:style-name="Standard">./book2.sh: line 73: [:shirole: unary operator expected</text:p>
      <text:p text:style-name="Standard"/>
      <text:p text:style-name="Standard">Listing records for "<text:s/>shirole<text:s/>":</text:p>
      <text:p text:style-name="Standard">1:<text:s/>shirole,siddhi,shirolesiddhi220^@gmail.com,9822616192</text:p>
      <text:p text:style-name="Standard"/>
      <text:p text:style-name="Standard"/>
      <text:p text:style-name="Standard"><text:s/>Enter the line <text:s/>number (the fist number of the entery) that you'd like to edit.</text:p>
      <text:p text:style-name="Standard">1</text:p>
      <text:p text:style-name="Standard"/>
      <text:p text:style-name="Standard">what would you like to change it to?Use the format:</text:p>
      <text:p text:style-name="Standard">"last name,first name,email url,phone number"(no quotes or space).</text:p>
      <text:p text:style-name="Standard">pavbake,siddhi,siddhipavbake2gmail.com,788288063</text:p>
      <text:p text:style-name="Standard"/>
      <text:p text:style-name="Standard">address book updated</text:p>
      <text:p text:style-name="Standard"/>
      <text:p text:style-name="Standard">To modify a record,enter any search string,e.g. last name or email address (case sensitive).</text:p>
      <text:p text:style-name="Standard">When finished editing addess book,enter 'q' to quit.</text:p>
      <text:p text:style-name="Standard">^Z</text:p>
      <text:p text:style-name="Standard">[3]+ <text:s/>Stopped <text:s text:c="16"/>./book2.sh</text:p>
      <text:p text:style-name="Standard">amrut@amrut-HP-Compaq-Pro-4300-SFF-PC:~$ ./book2.sh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p text:style-name="Standard">7--&gt;exit</text:p>
      <text:p text:style-name="Standard"/>
      <text:p text:style-name="Standard">5</text:p>
      <text:p text:style-name="Standard"/>
      <text:p text:style-name="Standard">To remove a record,enter any research string,e.g.last name or email address(case sensitive).</text:p>
      <text:p text:style-name="Standard">If<text:s/>finished, enter 'q' to quit.</text:p>
      <text:p text:style-name="Standard">shelke</text:p>
      <text:p text:style-name="Standard">./book2.sh: line 118: [: missing `]'</text:p>
      <text:p text:style-name="Standard"/>
      <text:p text:style-name="Standard">Listing records for "shelke":</text:p>
      <text:p text:style-name="Standard">2:shelke,pratksha,shelkepratikshagmail.com,8669018686</text:p>
      <text:p text:style-name="Standard"/>
      <text:p text:style-name="Standard">Enter the line number (the first number of the entry) of the record you want to remove.</text:p>
      <text:soft-page-break/>
      <text:p text:style-name="Standard">2</text:p>
      <text:p text:style-name="Standard">The record was removed from the address book.</text:p>
      <text:p text:style-name="Standard"/>
      <text:p text:style-name="Standard">To remove a record,enter any research string,e.g.last name or email address(case sensitive).</text:p>
      <text:p text:style-name="Standard">If finished, enter 'q' to quit.</text:p>
      <text:p text:style-name="Standard">^Z</text:p>
      <text:p text:style-name="Standard">[4]+ <text:s/>Stopped <text:s text:c="16"/>./book2.sh</text:p>
      <text:p text:style-name="Standard">amrut@amrut-HP-Compaq-Pro-4300-SFF-PC:~$ ./book2.sh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p text:style-name="Standard">7--&gt;exit</text:p>
      <text:p text:style-name="Standard"/>
      <text:p text:style-name="Standard">6</text:p>
      <text:p text:style-name="Standard"/>
      <text:p text:style-name="Standard">To search for a record,enter any search string ,e.g. last<text:s/>name or email address (car sensitive).</text:p>
      <text:p text:style-name="Standard">the format of a record is "Last name,firstname,email address,phone nember".</text:p>
      <text:p text:style-name="Standard">Example : Verma,Rajat,rajatverma@gmail.com,1234567890</text:p>
      <text:p text:style-name="Standard">for exit,enter 'q'.</text:p>
      <text:p text:style-name="Standard">pavbake</text:p>
      <text:p text:style-name="Standard">./book2.sh: line 160: [pavbake==q]: command not found</text:p>
      <text:p text:style-name="Standard"/>
      <text:p text:style-name="Standard">Listing records for "pavbake":</text:p>
      <text:p text:style-name="Standard">pavbake,siddhi,siddhipavbake2gmail.com,788288063</text:p>
      <text:p text:style-name="Standard">./book2.sh: line 168: [0: command not found</text:p>
      <text:p text:style-name="Standard"/>
      <text:p text:style-name="Standard">To search for a record,enter any search string ,e.g. last name or email address (car sensitive).</text:p>
      <text:p text:style-name="Standard">the format of a record is "Last name,firstname,email address,phone nember".</text:p>
      <text:p text:style-name="Standard">Example : Verma,Rajat,rajatverma@gmail.com,1234567890</text:p>
      <text:p text:style-name="Standard">for exit,enter 'q'.</text:p>
      <text:p text:style-name="Standard">^Z</text:p>
      <text:p text:style-name="Standard">[5]+ <text:s/>Stopped <text:s text:c="16"/>./book2.sh</text:p>
      <text:p text:style-name="Standard">amrut@amrut-HP-Compaq-Pro-4300-SFF-PC:~$ ./book2.sh</text:p>
      <text:p text:style-name="Standard"/>
      <text:p text:style-name="Standard">address book?</text:p>
      <text:p text:style-name="Standard">enter your choice</text:p>
      <text:p text:style-name="Standard">1--&gt;create <text:s/>address book</text:p>
      <text:p text:style-name="Standard">2--&gt;insert a record</text:p>
      <text:p text:style-name="Standard">3--&gt;view one or more records</text:p>
      <text:p text:style-name="Standard">4--&gt;modify a record</text:p>
      <text:p text:style-name="Standard">5--&gt;delete a single record</text:p>
      <text:p text:style-name="Standard">6--&gt;search for records</text:p>
      <text:p text:style-name="Standard">7--&gt;exit</text:p>
      <text:p text:style-name="Standard"/>
      <text:p text:style-name="Standard">7</text:p>
      <text:p text:style-name="Standard">amrut@amrut-HP-Compaq-Pro-4300-SFF-PC:~$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ddressboo.txt</text:p>
      <text:p text:style-name="Standard"/>
      <text:p text:style-name="Standard">pavbake,siddhi,siddhipavbake2gmail.com,78828806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P</meta:initial-creator>
    <dc:creator>HP</dc:creator>
    <meta:creation-date>2022-07-08T08:10:00Z</meta:creation-date>
    <dc:date>2022-08-17T17:01:00Z</dc:date>
    <meta:template xlink:href="Normal" xlink:type="simple"/>
    <meta:editing-cycles>1</meta:editing-cycles>
    <meta:editing-duration>PT480S</meta:editing-duration>
    <meta:document-statistic meta:page-count="10" meta:paragraph-count="20" meta:word-count="1507" meta:character-count="10077" meta:row-count="71" meta:non-whitespace-character-count="8590"/>
  </office:meta>
</office:document-meta>
</file>